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DocTask.log(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teDocTask.set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teDoc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leteDocTask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Doc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DocTask.DeleteDoc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Doc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